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miri" svg:font-family="Amiri" style:font-pitch="variable"/>
    <style:font-face style:name="Linux Biolinum G" svg:font-family="'Linux Biolinum G'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Yu Gothic UI Light" svg:font-family="'Yu Gothic UI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09ef" officeooo:paragraph-rsid="000809ef"/>
    </style:style>
    <style:style style:name="P2" style:family="paragraph" style:parent-style-name="Standard">
      <style:text-properties officeooo:rsid="000895a5" officeooo:paragraph-rsid="000895a5"/>
    </style:style>
    <style:style style:name="P3" style:family="paragraph" style:parent-style-name="Standard">
      <style:text-properties officeooo:rsid="000895a5" officeooo:paragraph-rsid="000895a5"/>
    </style:style>
    <style:style style:name="P4" style:family="paragraph" style:parent-style-name="Standard">
      <style:text-properties style:font-name="Yu Gothic UI Light" officeooo:rsid="000a13fa" officeooo:paragraph-rsid="000a13fa"/>
    </style:style>
    <style:style style:name="P5" style:family="paragraph" style:parent-style-name="Standard">
      <style:paragraph-properties fo:text-align="center" style:justify-single-word="false"/>
      <style:text-properties style:font-name="Yu Gothic UI Light" officeooo:rsid="000a13fa" officeooo:paragraph-rsid="000a13fa"/>
    </style:style>
    <style:style style:name="P6" style:family="paragraph" style:parent-style-name="Standard">
      <style:text-properties style:font-name="Yu Gothic UI Light" fo:font-size="9pt" officeooo:rsid="000a1fd1" officeooo:paragraph-rsid="000a1fd1" style:font-size-asian="7.84999990463257pt" style:font-size-complex="9pt"/>
    </style:style>
    <style:style style:name="T1" style:family="text">
      <style:text-properties officeooo:rsid="000895a5"/>
    </style:style>
    <style:style style:name="T2" style:family="text"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act :</text:p>
      <text:p text:style-name="P2"/>
      <text:p text:style-name="P2"/>
      <text:p text:style-name="P2">French makeup artist based in Paris</text:p>
      <text:p text:style-name="P2">I’m passionate about movies, transforming makeup and special effect.</text:p>
      <text:p text:style-name="P2">Prosthesis making/ design ( transfer prostheses, silicone, silicone gel, gelatin, foam latex, latex)</text:p>
      <text:p text:style-name="P2">Materials and molding technique</text:p>
      <text:p text:style-name="P2">Photography and Photoshop</text:p>
      <text:p text:style-name="P2"/>
      <text:p text:style-name="P2">I like meeting new people, sharing my passion and learning new things !</text:p>
      <text:p text:style-name="P2"/>
      <text:p text:style-name="P1"><text:span text:style-name="T1">Mail :</text:span><text:a xlink:type="simple" xlink:href="mailto:justine-land@hotmail.fr" text:style-name="Internet_20_link" text:visited-style-name="Visited_20_Internet_20_Link">justine-land@hotmail.fr</text:a></text:p>
      <text:p text:style-name="P2">Number phone :</text:p>
      <text:p text:style-name="P2"/>
      <text:p text:style-name="P2"/>
      <text:p text:style-name="P5"><text:span text:style-name="T2">JUSTINE LANDAIS</text:span> </text:p>
      <text:p text:style-name="P4"/>
      <text:p text:style-name="P4"/>
      <text:p text:style-name="P6">Home page <text:s text:c="28"/>Prothèses <text:s text:c="31"/>Moulages <text:s text:c="26"/>Editorial <text:s text:c="29"/>Contac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miri" svg:font-family="Amiri" style:font-pitch="variable"/>
    <style:font-face style:name="Linux Biolinum G" svg:font-family="'Linux Biolinum G'" style:font-pitch="variable"/>
    <style:font-face style:name="Gabriola" svg:font-family="Gabriola" style:font-family-generic="decorative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Yu Gothic UI Light" svg:font-family="'Yu Gothic UI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9:34:26.488000000</meta:creation-date>
    <dc:date>2020-06-12T17:42:36.502000000</dc:date>
    <meta:editing-duration>PT1H44M32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1" meta:word-count="63" meta:character-count="558" meta:non-whitespace-character-count="391"/>
  </office:meta>
</office:document-meta>
</file>